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=== Run information ===</text:p>
      <text:p text:style-name="Text_20_body"/>
      <text:p text:style-name="Text_20_body">Scheme: <text:s text:c="6"/>weka.clusterers.SimpleKMeans -init 0 -max-candidates 100 -periodic-pruning 10000 -min-density 2.0 -t1 -1.25 -t2 -1.0 -N 2 -A "weka.core.ManhattanDistance -R first-last" -I 500 -num-slots 1 -S 10</text:p>
      <text:p text:style-name="Text_20_body">Relation: <text:s text:c="4"/>test2R</text:p>
      <text:p text:style-name="Text_20_body">Instances: <text:s text:c="3"/>14996</text:p>
      <text:p text:style-name="Text_20_body">Attributes: <text:s text:c="2"/>38</text:p>
      <text:p text:style-name="Text_20_body"><text:s text:c="14"/>P101</text:p>
      <text:p text:style-name="Text_20_body"><text:s text:c="14"/>P203</text:p>
      <text:p text:style-name="Text_20_body"><text:s text:c="14"/>P205</text:p>
      <text:p text:style-name="Text_20_body"><text:s text:c="14"/>P301</text:p>
      <text:p text:style-name="Text_20_body"><text:s text:c="14"/>P401</text:p>
      <text:p text:style-name="Text_20_body"><text:s text:c="14"/>P601</text:p>
      <text:p text:style-name="Text_20_body"><text:s text:c="14"/>MV301</text:p>
      <text:p text:style-name="Text_20_body"><text:s text:c="14"/>MV302</text:p>
      <text:p text:style-name="Text_20_body"><text:s text:c="14"/>MV304</text:p>
      <text:p text:style-name="Text_20_body"><text:s text:c="14"/>UV401</text:p>
      <text:p text:style-name="Text_20_body"><text:s text:c="14"/>MV101</text:p>
      <text:p text:style-name="Text_20_body"><text:s text:c="14"/>MV201</text:p>
      <text:p text:style-name="Text_20_body"><text:s text:c="14"/>MV303</text:p>
      <text:p text:style-name="Text_20_body"><text:s text:c="14"/>FIT101</text:p>
      <text:p text:style-name="Text_20_body"><text:s text:c="14"/>LIT101</text:p>
      <text:p text:style-name="Text_20_body"><text:s text:c="14"/>AIT202</text:p>
      <text:p text:style-name="Text_20_body"><text:s text:c="14"/>AIT203</text:p>
      <text:p text:style-name="Text_20_body"><text:s text:c="14"/>FIT201</text:p>
      <text:p text:style-name="Text_20_body"><text:s text:c="14"/>DPIT301</text:p>
      <text:p text:style-name="Text_20_body"><text:s text:c="14"/>FIT301</text:p>
      <text:p text:style-name="Text_20_body"><text:s text:c="14"/>LIT301</text:p>
      <text:p text:style-name="Text_20_body"><text:s text:c="14"/>AIT402</text:p>
      <text:p text:style-name="Text_20_body"><text:soft-page-break/><text:s text:c="14"/>FIT401</text:p>
      <text:p text:style-name="Text_20_body"><text:s text:c="14"/>LIT401</text:p>
      <text:p text:style-name="Text_20_body"><text:s text:c="14"/>AIT501</text:p>
      <text:p text:style-name="Text_20_body"><text:s text:c="14"/>AIT502</text:p>
      <text:p text:style-name="Text_20_body"><text:s text:c="14"/>AIT503</text:p>
      <text:p text:style-name="Text_20_body"><text:s text:c="14"/>AIT504</text:p>
      <text:p text:style-name="Text_20_body"><text:s text:c="14"/>FIT501</text:p>
      <text:p text:style-name="Text_20_body"><text:s text:c="14"/>FIT502</text:p>
      <text:p text:style-name="Text_20_body"><text:s text:c="14"/>FIT503</text:p>
      <text:p text:style-name="Text_20_body"><text:s text:c="14"/>FIT504</text:p>
      <text:p text:style-name="Text_20_body"><text:s text:c="14"/>PIT501</text:p>
      <text:p text:style-name="Text_20_body"><text:s text:c="14"/>PIT502</text:p>
      <text:p text:style-name="Text_20_body"><text:s text:c="14"/>PIT503</text:p>
      <text:p text:style-name="Text_20_body"><text:s text:c="14"/>FIT601</text:p>
      <text:p text:style-name="Text_20_body"><text:s text:c="14"/>AIT201</text:p>
      <text:p text:style-name="Text_20_body">Ignored:</text:p>
      <text:p text:style-name="Text_20_body"><text:s text:c="14"/>is_attack</text:p>
      <text:p text:style-name="Text_20_body">Test mode: <text:s text:c="3"/>Classes to clusters evaluation on training data</text:p>
      <text:p text:style-name="Text_20_body"/>
      <text:p text:style-name="Text_20_body">=== Clustering model (full training set) ===</text:p>
      <text:p text:style-name="Text_20_body"/>
      <text:p text:style-name="Text_20_body"/>
      <text:p text:style-name="Text_20_body">kMeans</text:p>
      <text:p text:style-name="Text_20_body">======</text:p>
      <text:p text:style-name="Text_20_body"/>
      <text:p text:style-name="Text_20_body">Number of iterations: 5</text:p>
      <text:p text:style-name="Text_20_body">Sum of within cluster distances: 54565.088145100686</text:p>
      <text:p text:style-name="Text_20_body"/>
      <text:p text:style-name="Text_20_body">Initial starting points (random):</text:p>
      <text:p text:style-name="Text_20_body"/>
      <text:p text:style-name="Text_20_body"><text:soft-page-break/>Cluster 0: 2,2,2,1,2,1,1,1,1,2,2,2,1,4.371777,537.9983,9.412844,269.3412,2.317624,1.206863,0.000384,950.397339,12.022558,0.79557,979.056641,7.722251,71.21251,1016.27789,24.839785,0.801589,0.34674,0.610441,0.211895,160.695969,2.899433,115.002563,0.00032,143.71315</text:p>
      <text:p text:style-name="Text_20_body">Cluster 1: 2,2,2,1,2,1,1,1,1,2,2,2,1,4.372097,539.803955,9.244297,259.5232,2.315574,1.200461,0.000512,1107.889,4.716739,0.804277,894.6552,7.756217,65.75237,1016.21381,25.147398,0.804153,0.384655,0.608264,0.209973,159.446289,2.931471,114.201485,0.00032,121.923866</text:p>
      <text:p text:style-name="Text_20_body"/>
      <text:p text:style-name="Text_20_body">Missing values globally replaced with mean/mode</text:p>
      <text:p text:style-name="Text_20_body"/>
      <text:p text:style-name="Text_20_body">Final cluster centroids:</text:p>
      <text:p text:style-name="Text_20_body"><text:s text:c="23"/>Cluster#</text:p>
      <text:p text:style-name="Text_20_body">Attribute <text:s text:c="2"/>Full Data <text:s text:c="8"/>0 <text:s text:c="8"/>1</text:p>
      <text:p text:style-name="Text_20_body"><text:s text:c="12"/>(14996.0) <text:s/>(7850.0) <text:s/>(7146.0)</text:p>
      <text:p text:style-name="Text_20_body">=========================================</text:p>
      <text:p text:style-name="Text_20_body">P101 <text:s text:c="15"/>1 <text:s text:c="8"/>1 <text:s text:c="8"/>1</text:p>
      <text:p text:style-name="Text_20_body">P203 <text:s text:c="15"/>1 <text:s text:c="8"/>1 <text:s text:c="8"/>1</text:p>
      <text:p text:style-name="Text_20_body">P205 <text:s text:c="15"/>1 <text:s text:c="8"/>1 <text:s text:c="8"/>1</text:p>
      <text:p text:style-name="Text_20_body">P301 <text:s text:c="15"/>1 <text:s text:c="8"/>1 <text:s text:c="8"/>2</text:p>
      <text:p text:style-name="Text_20_body">P401 <text:s text:c="15"/>2 <text:s text:c="8"/>2 <text:s text:c="8"/>2</text:p>
      <text:p text:style-name="Text_20_body">P601 <text:s text:c="15"/>1 <text:s text:c="8"/>1 <text:s text:c="8"/>1</text:p>
      <text:p text:style-name="Text_20_body">MV301 <text:s text:c="14"/>1 <text:s text:c="8"/>1 <text:s text:c="8"/>1</text:p>
      <text:p text:style-name="Text_20_body">MV302 <text:s text:c="14"/>2 <text:s text:c="8"/>1 <text:s text:c="8"/>2</text:p>
      <text:p text:style-name="Text_20_body">MV304 <text:s text:c="14"/>1 <text:s text:c="8"/>1 <text:s text:c="8"/>1</text:p>
      <text:p text:style-name="Text_20_body">UV401 <text:s text:c="14"/>2 <text:s text:c="8"/>2 <text:s text:c="8"/>2</text:p>
      <text:p text:style-name="Text_20_body">MV101 <text:s text:c="14"/>1 <text:s text:c="8"/>1 <text:s text:c="8"/>1</text:p>
      <text:p text:style-name="Text_20_body">MV201 <text:s text:c="14"/>1 <text:s text:c="8"/>1 <text:s text:c="8"/>1</text:p>
      <text:p text:style-name="Text_20_body">MV303 <text:s text:c="14"/>1 <text:s text:c="8"/>1 <text:s text:c="8"/>1</text:p>
      <text:p text:style-name="Text_20_body">FIT101 <text:s text:c="13"/>0 <text:s text:c="8"/>0 <text:s text:c="8"/>0</text:p>
      <text:p text:style-name="Text_20_body">LIT101 <text:s text:c="6"/>819.6368 <text:s/>819.4013 <text:s/>819.7938</text:p>
      <text:p text:style-name="Text_20_body"><text:soft-page-break/>AIT202 <text:s text:c="8"/>9.2331 <text:s text:c="3"/>9.2437 <text:s text:c="3"/>9.1374</text:p>
      <text:p text:style-name="Text_20_body">AIT203 <text:s text:c="6"/>246.2189 <text:s/>251.1535 <text:s/>241.3227</text:p>
      <text:p text:style-name="Text_20_body">FIT201 <text:s text:c="8"/>0.0005 <text:s text:c="3"/>0.0005 <text:s text:c="3"/>0.0005</text:p>
      <text:p text:style-name="Text_20_body">DPIT301 <text:s text:c="7"/>1.4982 <text:s text:c="3"/>1.2101 <text:s text:c="2"/>12.5232</text:p>
      <text:p text:style-name="Text_20_body">FIT301 <text:s text:c="8"/>0.0006 <text:s text:c="3"/>0.0005 <text:s text:c="3"/>1.7187</text:p>
      <text:p text:style-name="Text_20_body">LIT301 <text:s text:c="6"/>981.1587 1008.1149 <text:s/>859.8757</text:p>
      <text:p text:style-name="Text_20_body">AIT402 <text:s text:c="8"/>9.7411 <text:s text:c="2"/>10.5358 <text:s text:c="3"/>9.4591</text:p>
      <text:p text:style-name="Text_20_body">FIT401 <text:s text:c="8"/>0.7994 <text:s text:c="3"/>0.7993 <text:s text:c="3"/>0.7994</text:p>
      <text:p text:style-name="Text_20_body">LIT401 <text:s text:c="7"/>881.274 <text:s/>886.9649 <text:s/>876.1215</text:p>
      <text:p text:style-name="Text_20_body">AIT501 <text:s text:c="8"/>7.7331 <text:s text:c="3"/>7.7287 <text:s text:c="3"/>7.7347</text:p>
      <text:p text:style-name="Text_20_body">AIT502 <text:s text:c="7"/>68.9823 <text:s text:c="2"/>69.5206 <text:s text:c="2"/>67.8544</text:p>
      <text:p text:style-name="Text_20_body">AIT503 <text:s text:c="5"/>1016.2779 1016.2779 1016.2779</text:p>
      <text:p text:style-name="Text_20_body">AIT504 <text:s text:c="7"/>24.8398 <text:s text:c="2"/>24.8398 <text:s text:c="2"/>24.8398</text:p>
      <text:p text:style-name="Text_20_body">FIT501 <text:s text:c="8"/>0.8016 <text:s text:c="3"/>0.8017 <text:s text:c="3"/>0.8016</text:p>
      <text:p text:style-name="Text_20_body">FIT502 <text:s text:c="8"/>0.3469 <text:s text:c="3"/>0.3471 <text:s text:c="3"/>0.3467</text:p>
      <text:p text:style-name="Text_20_body">FIT503 <text:s text:c="8"/>0.6104 <text:s text:c="3"/>0.6104 <text:s text:c="3"/>0.6104</text:p>
      <text:p text:style-name="Text_20_body">FIT504 <text:s text:c="8"/>0.2111 <text:s text:c="3"/>0.2111 <text:s text:c="3"/>0.2113</text:p>
      <text:p text:style-name="Text_20_body">PIT501 <text:s text:c="6"/>160.2314 <text:s/>160.3755 <text:s/>160.1673</text:p>
      <text:p text:style-name="Text_20_body">PIT502 <text:s text:c="8"/>2.8834 <text:s text:c="3"/>2.8994 <text:s text:c="3"/>2.8674</text:p>
      <text:p text:style-name="Text_20_body">PIT503 <text:s text:c="6"/>114.7142 <text:s/>114.7622 <text:s/>114.6661</text:p>
      <text:p text:style-name="Text_20_body">FIT601 <text:s text:c="8"/>0.0003 <text:s text:c="3"/>0.0003 <text:s text:c="3"/>0.0003</text:p>
      <text:p text:style-name="Text_20_body">AIT201 <text:s text:c="6"/>143.7132 <text:s/>143.6491 <text:s/>143.8093</text:p>
      <text:p text:style-name="Text_20_body"/>
      <text:p text:style-name="Text_20_body"/>
      <text:p text:style-name="Text_20_body"/>
      <text:p text:style-name="Text_20_body"/>
      <text:p text:style-name="Text_20_body">Time taken to build model (full training data) : 0.35 seconds</text:p>
      <text:p text:style-name="Text_20_body"/>
      <text:p text:style-name="Text_20_body">=== Model and evaluation on training set ===</text:p>
      <text:p text:style-name="Text_20_body"/>
      <text:p text:style-name="Text_20_body"><text:soft-page-break/>Clustered Instances</text:p>
      <text:p text:style-name="Text_20_body"/>
      <text:p text:style-name="Text_20_body">0 <text:s text:c="6"/>7850 ( 52%)</text:p>
      <text:p text:style-name="Text_20_body">1 <text:s text:c="6"/>7146 ( 48%)</text:p>
      <text:p text:style-name="Text_20_body"/>
      <text:p text:style-name="Text_20_body"/>
      <text:p text:style-name="Text_20_body">Class attribute: is_attack</text:p>
      <text:p text:style-name="Text_20_body">Classes to Clusters:</text:p>
      <text:p text:style-name="Text_20_body"/>
      <text:p text:style-name="Text_20_body"><text:s text:c="4"/>0 <text:s text:c="3"/>1 <text:s/>&lt;-- assigned to cluster</text:p>
      <text:p text:style-name="Text_20_body"><text:s/>6732 6338 | no</text:p>
      <text:p text:style-name="Text_20_body"><text:s/>1118 <text:s/>808 | yes</text:p>
      <text:p text:style-name="Text_20_body"/>
      <text:p text:style-name="Text_20_body">Cluster 0 &lt;-- no</text:p>
      <text:p text:style-name="Text_20_body">Cluster 1 &lt;-- yes</text:p>
      <text:p text:style-name="Text_20_body"/>
      <text:p text:style-name="Text_20_body">Incorrectly clustered instances :<text:tab/>7456.0<text:tab/> 49.7199 %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1:04:58.745601196</meta:creation-date>
    <dc:date>2019-12-02T00:50:03.048070945</dc:date>
    <meta:editing-duration>PT3H34M54S</meta:editing-duration>
    <meta:editing-cycles>1</meta:editing-cycles>
    <meta:document-statistic meta:table-count="0" meta:image-count="0" meta:object-count="0" meta:page-count="5" meta:paragraph-count="109" meta:word-count="344" meta:character-count="3887" meta:non-whitespace-character-count="2336"/>
    <meta:generator>LibreOffice/6.0.7.3$Linux_X86_64 LibreOffice_project/00m0$Build-3</meta:generator>
  </office:meta>
</office:document-meta>
</file>